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5">
      <style:paragraph-properties fo:text-align="start" style:justify-single-word="false"/>
    </style:style>
    <style:style style:name="P20" style:family="paragraph" style:parent-style-name="Standard" style:list-style-name="L6">
      <style:paragraph-properties fo:text-align="start" style:justify-single-word="false"/>
    </style:style>
    <style:style style:name="P21" style:family="paragraph" style:parent-style-name="Standard" style:list-style-name="L7">
      <style:paragraph-properties fo:text-align="start" style:justify-single-word="false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5">
      <style:paragraph-properties fo:margin-top="0cm" fo:margin-bottom="0cm"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margin-top="0cm" fo:margin-bottom="0cm"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5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margin-top="0cm" fo:margin-bottom="0cm" fo:text-align="start" style:justify-single-word="false"/>
    </style:style>
    <style:style style:name="P28" style:family="paragraph" style:parent-style-name="Text_20_body" style:list-style-name="L5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7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5">
      <style:paragraph-properties fo:margin-top="0cm" fo:margin-bottom="0cm" fo:text-align="start" style:justify-single-word="false"/>
    </style:style>
    <style:style style:name="P31" style:family="paragraph" style:parent-style-name="Text_20_body" style:list-style-name="L7">
      <style:paragraph-properties fo:margin-top="0cm" fo:margin-bottom="0cm"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besoins</text:p>
      <text:p text:style-name="P4"/>
      <text:p text:style-name="P3">Definitions</text:p>
      <text:p text:style-name="P6"/>
      <text:p text:style-name="P7"><text:span text:style-name="T3">Objets métiers haut niveau:</text:span><text:span text:style-name="T2"> terminal, hall, <text:s/>zone de maintenance, zone de contrôle, voie de garage, zone d'embarquement, zone de déchargement, zone de retrait, zone d'enregistrement des bagages</text:span></text:p>
      <text:p text:style-name="P6"/>
      <text:p text:style-name="P6"><text:span text:style-name="T11">Rq :</text:span> Un élément de haut niveau peut-être mis en marche ou arrêté. En pratique, c'est l'ensemble des objets métiers bas niveau inclus que l'on met en marche ou que l'on arrête.</text:p>
      <text:p text:style-name="P6"/>
      <text:p text:style-name="P2"><text:span text:style-name="T4">Objets métiers bas niveau:</text:span><text:span text:style-name="T2"> guichet, chariot, carroussel, tapis roulant, capteur actif, capteur passif, <text:s/>train de wagonnets, tobogan, portique, circuit de déplacement des chariots</text:span></text:p>
      <text:p text:style-name="P6"/>
      <text:p text:style-name="P6"><text:span text:style-name="T11">Mode de simulation :</text:span> Il peut être automatique, dans ce cas là, l'intervention humaine n'est nécessaire qu'en cas de problème. En mode manuel, l'intervention d'un opérateur est nécessaire à chaque décision (e.g embranchement, départ d'un bagage) .</text:p>
      <text:p text:style-name="P5"/>
      <text:p text:style-name="P5">Besoins communs</text:p>
      <text:list xml:id="list1192240908" text:style-name="L1">
        <text:list-header>
          <text:p text:style-name="P11"/>
        </text:list-header>
        <text:list-item>
          <text:p text:style-name="P16"><text:span text:style-name="T3">Besoin: </text:span><text:span text:style-name="T2">Visualiser un objet dynamique</text:span></text:p>
          <text:p text:style-name="P16"><text:span text:style-name="T3">Objet dynamique:</text:span><text:span text:style-name="T2"> chariot, avion</text:span></text:p>
          <text:p text:style-name="P16"><text:span text:style-name="T3">Actions pour visualiser:</text:span><text:span text:style-name="T2"> selectionner l'objet, zoomer/dezoomer sur un objet métier haut niveau</text:span></text:p>
          <text:p text:style-name="P11"/>
        </text:list-item>
        <text:list-item>
          <text:p text:style-name="P16"><text:span text:style-name="T3">Besoin: </text:span><text:span text:style-name="T2">Visualiser un objet statique</text:span></text:p>
          <text:p text:style-name="P16"><text:span text:style-name="T3">Objet dynamique:</text:span><text:span text:style-name="T2"> objet métier de haut niveau</text:span></text:p>
          <text:p text:style-name="P16"><text:span text:style-name="T3">Actions pour visualiser:</text:span><text:span text:style-name="T2"> selectionner l'objet, zoomer/dezoomer </text:span></text:p>
          <text:p text:style-name="P11"/>
        </text:list-item>
        <text:list-item>
          <text:p text:style-name="P22"><text:span text:style-name="T3">Besoin:</text:span><text:span text:style-name="T4"> Effectuer des actions sur l'historique</text:span></text:p>
          <text:p text:style-name="P16"><text:span text:style-name="T3">Actions: </text:span><text:span text:style-name="T2">annuler/rétablir une opération</text:span></text:p>
        </text:list-item>
      </text:list>
      <text:p text:style-name="P6"/>
      <text:p text:style-name="P5"/>
      <text:p text:style-name="P3">Configuration</text:p>
      <text:p text:style-name="P3"/>
      <text:list xml:id="list1142336220" text:style-name="L2">
        <text:list-item>
          <text:p text:style-name="P17"><text:span text:style-name="T3">Besoin: </text:span><text:span text:style-name="T5">Effectuer</text:span><text:span text:style-name="T1"> des op</text:span><text:span text:style-name="T2">érations sur des éléments:</text:span></text:p>
          <text:p text:style-name="P17"><text:span text:style-name="T3">Opérations:</text:span><text:span text:style-name="T2"> visualiser, ajouter, déplacer, lier aux autres éléments, paramétrer, supprimer</text:span></text:p>
        </text:list-item>
      </text:list>
      <text:p text:style-name="P7"><text:span text:style-name="T2"><text:tab/></text:span><text:span text:style-name="T3">Elements:</text:span><text:span text:style-name="T2"> objets métiers haut et bas niveau</text:span></text:p>
      <text:list xml:id="list2060350981" text:style-name="L3">
        <text:list-header>
          <text:p text:style-name="P12"/>
        </text:list-header>
      </text:list>
      <text:list xml:id="list1268224430" text:continue-list="list1142336220" text:style-name="L2">
        <text:list-item>
          <text:p text:style-name="P17"><text:span text:style-name="T3">Besoin: </text:span><text:span text:style-name="T2">Simuler la configuration en cours</text:span></text:p>
          <text:p text:style-name="P13"/>
        </text:list-item>
        <text:list-item>
          <text:p text:style-name="P17"><text:span text:style-name="T3">Besoin: </text:span><text:span text:style-name="T2">Gérer la persistance d'une configuration</text:span></text:p>
          <text:p text:style-name="P17"><text:span text:style-name="T3">Actions pour gérer la persistance:</text:span><text:span text:style-name="T2"> enregistrer, enregistrer sous, charger, créer, supprimer, dupliquer, modifier</text:span></text:p>
        </text:list-item>
      </text:list>
      <text:p text:style-name="P6"/>
      <text:p text:style-name="P6"/>
      <text:p text:style-name="P5">Simulation</text:p>
      <text:p text:style-name="P5"/>
      <text:list xml:id="list1464435413" text:style-name="L4">
        <text:list-item>
          <text:p text:style-name="P18"><text:span text:style-name="T3">Besoin: </text:span><text:span text:style-name="T2">Charger une configuration pour la simulation</text:span></text:p>
          <text:p text:style-name="P14"/>
        </text:list-item>
        <text:list-item>
          <text:p text:style-name="P18"><text:soft-page-break/><text:span text:style-name="T3">Besoin:</text:span><text:span text:style-name="T2"> Gérer la liste des vols</text:span></text:p>
          <text:p text:style-name="P18"><text:span text:style-name="T3">Actions:</text:span><text:span text:style-name="T2"> créer, supprimer, modifier un vol</text:span></text:p>
          <text:p text:style-name="P14"/>
        </text:list-item>
        <text:list-item>
          <text:p text:style-name="P18"><text:span text:style-name="T3">Besoin: </text:span><text:span text:style-name="T2">Changer le mode de simulation entre automatique et manuel</text:span></text:p>
          <text:p text:style-name="P14"/>
        </text:list-item>
        <text:list-item>
          <text:p text:style-name="P18"><text:span text:style-name="T3">Besoin: </text:span><text:span text:style-name="T2">Agir manuellement sur les éléments visualisés</text:span></text:p>
          <text:p text:style-name="P18"><text:span text:style-name="T3">Actions: </text:span><text:span text:style-name="T2">selectionner, parametrer, mettre en arrêt/marche</text:span></text:p>
          <text:p text:style-name="P23"><text:span text:style-name="T4">Elements:</text:span><text:span text:style-name="T2"> objets métiers haut et bas niveau</text:span></text:p>
        </text:list-item>
      </text:list>
      <text:p text:style-name="P6"/>
      <text:list xml:id="list778736756" text:continue-numbering="true" text:style-name="L4">
        <text:list-item>
          <text:p text:style-name="P23"><text:span text:style-name="T4">Besoin:</text:span><text:span text:style-name="T2"> Effectuer des opérations sur l'avancement de la simulation</text:span></text:p>
          <text:p text:style-name="P23"><text:span text:style-name="T4">Opérations:</text:span><text:span text:style-name="T2"> stopper/demarrer/mettre en pause, changer la vitesse de simulation (changer le top d'horloge)</text:span></text:p>
          <text:p text:style-name="P14"/>
        </text:list-item>
        <text:list-item>
          <text:p text:style-name="P23"><text:span text:style-name="T4">Besoin:</text:span><text:span text:style-name="T2"> Gérer les événements</text:span></text:p>
          <text:p text:style-name="P23"><text:span text:style-name="T4">Actions:</text:span><text:span text:style-name="T2"> créer, modifier, supprimer, visualiser, activer/désactiver</text:span></text:p>
          <text:p text:style-name="P23"><text:span text:style-name="T4">Evenements:</text:span><text:span text:style-name="T2"> arrivée bagage, panne, départ avion, …<text:line-break/></text:span></text:p>
        </text:list-item>
        <text:list-item>
          <text:p text:style-name="P23"><text:span text:style-name="T4">Besoin:</text:span><text:span text:style-name="T2"> Déclencher les événements</text:span></text:p>
          <text:p text:style-name="P23"><text:span text:style-name="T4">Evenements</text:span><text:span text:style-name="T2">: arrivée bagage, panne, départ avion, …</text:span></text:p>
          <text:p text:style-name="P14"/>
        </text:list-item>
        <text:list-item>
          <text:p text:style-name="P18"><text:span text:style-name="T3">Besoin: </text:span><text:span text:style-name="T2">Gérer la persistance d'une simulation</text:span></text:p>
          <text:p text:style-name="P23"><text:span text:style-name="T4">Actions pour gérer la persistance:</text:span><text:span text:style-name="T2"> enregistrer, enregistrer sous, charger, créer, supprimer, dupliquer, modifier</text:span></text:p>
          <text:p text:style-name="P14"/>
        </text:list-item>
        <text:list-item>
          <text:p text:style-name="P23"><text:span text:style-name="T4">Besoin: </text:span><text:span text:style-name="T2">Mettre à jour l'état du système</text:span></text:p>
        </text:list-item>
      </text:list>
      <text:p text:style-name="P6"/>
      <text:p text:style-name="P9">Exploitation</text:p>
      <text:list xml:id="list1775213645" text:style-name="L5">
        <text:list-header>
          <text:p text:style-name="P28"/>
        </text:list-header>
        <text:list-item>
          <text:p text:style-name="P30"><text:span text:style-name="T8">Besoin:</text:span><text:span text:style-name="T7"> Effectuer un arrêt d'urgence</text:span></text:p>
          <text:p text:style-name="P28"/>
        </text:list-item>
        <text:list-item>
          <text:p text:style-name="P30"><text:span text:style-name="T8">Besoin:</text:span><text:span text:style-name="T7"> Acheminer automatiquement les bagages</text:span></text:p>
          <text:p text:style-name="P28"/>
        </text:list-item>
        <text:list-item>
          <text:p text:style-name="P30"><text:span text:style-name="T8">Besoin:</text:span><text:span text:style-name="T7"> Stocker l'historique</text:span></text:p>
          <text:p text:style-name="P30"><text:span text:style-name="T8">Historique:</text:span><text:span text:style-name="T7"> opérations effectuées, informations reçues</text:span></text:p>
          <text:p text:style-name="P28"/>
        </text:list-item>
        <text:list-item>
          <text:p text:style-name="P30"><text:span text:style-name="T8">Besoin:</text:span><text:span text:style-name="T7"> Effectuer des opérations protégées sur des éléments</text:span></text:p>
          <text:p text:style-name="P19"><text:span text:style-name="T3">Opérations:</text:span><text:span text:style-name="T2"> <text:s/>paramétrer, mettre en arrêt/marche</text:span></text:p>
          <text:p text:style-name="P24"><text:span text:style-name="T9">Elements:</text:span><text:span text:style-name="T6"> objets métiers haut et bas niveau, bagage</text:span></text:p>
          <text:p text:style-name="P26"/>
        </text:list-item>
        <text:list-item>
          <text:p text:style-name="P19"><text:span text:style-name="T3">Besoin: </text:span><text:span text:style-name="T2">Gérer la persistance d'une configuration et des fichiers de logs</text:span></text:p>
          <text:p text:style-name="P24"><text:span text:style-name="T9">Actions pour gérer la persistance:</text:span><text:span text:style-name="T6"> charger</text:span></text:p>
          <text:p text:style-name="P26"/>
        </text:list-item>
        <text:list-item>
          <text:p text:style-name="P25"><text:span text:style-name="T6">Besoin: </text:span><text:span text:style-name="T10">Mettre à jour l'état du système</text:span></text:p>
          <text:p text:style-name="P26"/>
        </text:list-item>
      </text:list>
      <text:p text:style-name="P5">Maintenance</text:p>
      <text:p text:style-name="P6"/>
      <text:list xml:id="list197245718" text:style-name="L6">
        <text:list-item>
          <text:p text:style-name="P20"><text:span text:style-name="T3">Besoin: </text:span><text:span text:style-name="T2">Manipuler l'ensemble du système</text:span></text:p>
          <text:p text:style-name="P20"><text:span text:style-name="T3">Operations: </text:span><text:span text:style-name="T2">les opérations d'exploitation sans restriction</text:span></text:p>
          <text:p text:style-name="P15"/>
        </text:list-item>
        <text:list-item>
          <text:p text:style-name="P20"><text:soft-page-break/><text:span text:style-name="T3">Besoin: </text:span><text:span text:style-name="T2">Visualiser les résultats/problèmes</text:span></text:p>
          <text:p text:style-name="P15"/>
        </text:list-item>
        <text:list-item>
          <text:p text:style-name="P20"><text:span text:style-name="T3">Besoin: </text:span><text:span text:style-name="T2">Gérer les interventions</text:span></text:p>
          <text:p text:style-name="P20"><text:span text:style-name="T3">Operations: </text:span><text:span text:style-name="T2">assigner la résolution d'un problème à un technicien</text:span><text:span text:style-name="T3">, c</text:span><text:span text:style-name="T2">réer un fichier électronique qui contient un rapport d'intervention</text:span></text:p>
          <text:p text:style-name="P15"/>
        </text:list-item>
        <text:list-item>
          <text:p text:style-name="P20"><text:span text:style-name="T3">Besoin: </text:span><text:span text:style-name="T2">Gérer la persistance des fiches électroniques d'intervention et des fichiers de journaux.</text:span></text:p>
          <text:p text:style-name="P20"><text:span text:style-name="T3">Actions pour gérer la persistance:</text:span><text:span text:style-name="T2"> enregistrer, charger, créer, supprimer, modifier</text:span></text:p>
          <text:p text:style-name="P15"/>
        </text:list-item>
      </text:list>
      <text:p text:style-name="P6"/>
      <text:p text:style-name="P5">Réclamations</text:p>
      <text:p text:style-name="P5"/>
      <text:list xml:id="list713337079" text:style-name="L7">
        <text:list-item>
          <text:p text:style-name="P31"><text:span text:style-name="T8">Besoin: </text:span><text:span text:style-name="T7">Gérer un dossier de <text:s/>litige</text:span></text:p>
          <text:p text:style-name="P29">Actions: créer/modifier/visualiser/fermer </text:p>
          <text:p text:style-name="P29"/>
        </text:list-item>
        <text:list-item>
          <text:p text:style-name="P29">Besoin : Créer un nouvel identifiant de voyageur</text:p>
          <text:p text:style-name="P31"><text:span text:style-name="T7">Action:Créer un numéro d'identification et un mot de passe</text:span></text:p>
          <text:p text:style-name="P29"/>
        </text:list-item>
        <text:list-item>
          <text:p text:style-name="P31"><text:span text:style-name="T8">Besoin: </text:span><text:span text:style-name="T7">Se renseigner sur un bagage</text:span></text:p>
          <text:p text:style-name="P31"><text:span text:style-name="T8">Actions: </text:span><text:span text:style-name="T7">visualiser le trajet d'un bagage, <text:s/>suivre état de traitement d'un bagage</text:span></text:p>
          <text:p text:style-name="P31"><text:span text:style-name="T7"/></text:p>
        </text:list-item>
        <text:list-item>
          <text:p text:style-name="P21"><text:span text:style-name="T3">Besoin: </text:span><text:span text:style-name="T2">Gérer la persistance des dossiers de litiges</text:span></text:p>
          <text:p text:style-name="P27"><text:span text:style-name="T8">Actions pour gérer la persistance: </text:span><text:span text:style-name="T7">enregistrer, charger, supprimer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0-11-05T22:25:14.42</meta:creation-date>
    <dc:date>2010-11-10T08:42:34</dc:date>
    <dc:creator>Maxime Gaudin</dc:creator>
    <meta:editing-duration>PT04H08M30S</meta:editing-duration>
    <meta:editing-cycles>43</meta:editing-cycles>
    <meta:generator>OpenOffice.org/3.2$Unix OpenOffice.org_project/320m18$Build-9502</meta:generator>
    <meta:printed-by>monica golumbeanu</meta:printed-by>
    <meta:print-date>2010-11-08T09:38:51.52</meta:print-date>
    <meta:document-statistic meta:table-count="0" meta:image-count="0" meta:object-count="0" meta:page-count="3" meta:paragraph-count="68" meta:word-count="565" meta:character-count="4040"/>
  </office:meta>
</office:document-meta>
</file>